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C80000035DBF64D2AA980AE301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pitch="fixed"/>
    <style:font-face style:name="Droid Sans Mono" svg:font-family="'Droid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78cm" fo:min-width="2.4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57cm" fo:min-width="2.034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646cm" fo:min-width="1.92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true" fo:min-height="5.05cm" fo:min-width="3.143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14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134cm" fo:min-width="3.143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646cm" fo:min-width="2.203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2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1.948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646cm" fo:min-width="0.905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6.0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Droid Sans Mono1" fo:font-size="13pt" style:font-size-asian="13pt" style:font-size-complex="13pt"/>
    </style:style>
    <style:style style:name="P3" style:family="paragraph">
      <loext:graphic-properties draw:fill="none" draw:fill-color="#ffffff"/>
      <style:text-properties style:font-name="Droid Sans Mono1" fo:font-size="12pt" style:font-size-asian="13pt" style:font-size-complex="13pt"/>
    </style:style>
    <style:style style:name="P4" style:family="paragraph">
      <loext:graphic-properties draw:fill="none" draw:fill-color="#ffffff"/>
      <style:text-properties fo:color="#ff3366" fo:font-weight="bold"/>
    </style:style>
    <style:style style:name="P5" style:family="paragraph">
      <style:paragraph-properties fo:text-align="end"/>
      <style:text-properties fo:color="#b3b3b3"/>
    </style:style>
    <style:style style:name="P6" style:family="paragraph">
      <loext:graphic-properties draw:fill="none" draw:fill-color="#ffffff"/>
      <style:paragraph-properties fo:text-align="end"/>
      <style:text-properties fo:color="#b3b3b3" style:font-name="Droid Sans Mono1" fo:font-size="13pt" style:font-size-asian="13pt" style:font-size-complex="13pt"/>
    </style:style>
    <style:style style:name="P7" style:family="paragraph">
      <style:paragraph-properties fo:text-align="start"/>
      <style:text-properties fo:color="#b3b3b3"/>
    </style:style>
    <style:style style:name="P8" style:family="paragraph">
      <loext:graphic-properties draw:fill="none" draw:fill-color="#ffffff"/>
      <style:paragraph-properties fo:text-align="start"/>
      <style:text-properties fo:color="#b3b3b3" style:font-name="Droid Sans Mono1" fo:font-size="13pt" style:font-size-asian="13pt" style:font-size-complex="13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ff3366" fo:font-weight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style:font-name="Droid Sans Mono1" fo:font-size="13pt" style:font-size-asian="13pt" style:font-size-complex="13pt"/>
    </style:style>
    <style:style style:name="T1" style:family="text">
      <style:text-properties fo:color="#b3b3b3" style:font-name="Droid Sans Mono1" fo:font-size="13pt" fo:text-shadow="none" style:font-size-asian="13pt" style:font-size-complex="13pt"/>
    </style:style>
    <style:style style:name="T2" style:family="text">
      <style:text-properties style:font-name="Droid Sans Mono1" fo:font-size="13pt" style:font-size-asian="13pt" style:font-size-complex="13pt"/>
    </style:style>
    <style:style style:name="T3" style:family="text">
      <style:text-properties style:font-name="Droid Sans Mono1" fo:font-size="12pt" style:font-size-asian="13pt" style:font-size-complex="13pt"/>
    </style:style>
    <style:style style:name="T4" style:family="text">
      <style:text-properties fo:color="#b3b3b3" style:font-name="Droid Sans Mono1" fo:font-size="12pt" style:font-size-asian="13pt" style:font-size-complex="13pt"/>
    </style:style>
    <style:style style:name="T5" style:family="text">
      <style:text-properties fo:color="#ff3366" fo:font-weight="bold"/>
    </style:style>
    <style:style style:name="T6" style:family="text">
      <style:text-properties fo:color="#b3b3b3" style:font-name="Droid Sans Mono1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643cm" svg:height="9.1cm" svg:x="7cm" svg:y="4.9cm">
          <draw:image xlink:href="Pictures/10000000000005C80000035DBF64D2AA980AE301.jpg" xlink:type="simple" xlink:show="embed" xlink:actuate="onLoad">
            <text:p/>
          </draw:image>
        </draw:frame>
        <draw:frame draw:style-name="gr2" draw:text-style-name="P2" draw:layer="layout" svg:width="2.979cm" svg:height="7.128cm" svg:x="22.597cm" svg:y="6.7cm">
          <draw:text-box>
            <text:p><text:span text:style-name="T1">(GND)</text:span></text:p>
            <text:p><text:span text:style-name="T1">(VCC)</text:span></text:p>
            <text:p><text:span text:style-name="T1">(EK2_DT)</text:span></text:p>
            <text:p><text:span text:style-name="T1">(EK2_CLK)</text:span></text:p>
            <text:p><text:span text:style-name="T1">(EK2_SW)</text:span></text:p>
            <text:p><text:span text:style-name="T1">(SNZ)</text:span></text:p>
            <text:p><text:span text:style-name="T1">(unused)</text:span></text:p>
            <text:p><text:span text:style-name="T1">(IR)</text:span></text:p>
            <text:p><text:span text:style-name="T2">GND</text:span></text:p>
            <text:p><text:span text:style-name="T2">VCC</text:span></text:p>
            <text:p><text:span text:style-name="T2">SCL</text:span></text:p>
            <text:p><text:span text:style-name="T2">SDA</text:span></text:p>
            <text:p><text:span text:style-name="T2"/></text:p>
          </draw:text-box>
        </draw:frame>
        <draw:frame draw:style-name="gr3" draw:text-style-name="P3" draw:layer="layout" svg:width="2.534cm" svg:height="5.707cm" svg:x="4.751cm" svg:y="5.204cm">
          <draw:text-box>
            <text:p><text:span text:style-name="T3">EK1_SW</text:span></text:p>
            <text:p><text:span text:style-name="T3">EK1_CLK</text:span></text:p>
            <text:p><text:span text:style-name="T3">EK1_DT</text:span></text:p>
            <text:p><text:span text:style-name="T4">GND</text:span></text:p>
            <text:p><text:span text:style-name="T4">VCC</text:span></text:p>
            <text:p><text:span text:style-name="T3">EK2_DT</text:span></text:p>
            <text:p><text:span text:style-name="T3">EK2_CLK</text:span></text:p>
            <text:p><text:span text:style-name="T3">EK2_SW</text:span></text:p>
            <text:p><text:span text:style-name="T4">(SNZ)</text:span></text:p>
            <text:p><text:span text:style-name="T4">(unused)</text:span></text:p>
            <text:p><text:span text:style-name="T3">IR</text:span></text:p>
          </draw:text-box>
        </draw:frame>
        <draw:frame draw:style-name="gr4" draw:text-style-name="P2" draw:layer="layout" svg:width="2.428cm" svg:height="2.896cm" svg:x="20.3cm" svg:y="1.804cm">
          <draw:text-box>
            <text:p><text:span text:style-name="T2">GND</text:span></text:p>
            <text:p><text:span text:style-name="T2">VCC</text:span></text:p>
            <text:p><text:span text:style-name="T2">EK2_DT</text:span></text:p>
            <text:p><text:span text:style-name="T2">EK2_CLK</text:span></text:p>
            <text:p><text:span text:style-name="T2">EK2_SW</text:span></text:p>
          </draw:text-box>
        </draw:frame>
        <draw:line draw:style-name="gr5" draw:text-style-name="P1" draw:layer="layout" svg:x1="20.2cm" svg:y1="3.2cm" svg:x2="20.2cm" svg:y2="6.7cm">
          <text:p/>
        </draw:line>
        <draw:frame draw:style-name="gr6" draw:text-style-name="P4" draw:layer="layout" svg:width="3.643cm" svg:height="5.3cm" svg:x="1.2cm" svg:y="5.4cm">
          <draw:text-box>
            <text:p><text:span text:style-name="T5">From</text:span><text:span text:style-name="T5"><text:line-break/></text:span><text:span text:style-name="T5">expansion</text:span></text:p>
            <text:p><text:span text:style-name="T5">board</text:span></text:p>
          </draw:text-box>
        </draw:frame>
        <draw:frame draw:style-name="gr7" draw:text-style-name="P4" draw:layer="layout" svg:width="2.64cm" svg:height="0.962cm" svg:x="22.8cm" svg:y="1.8cm">
          <draw:text-box>
            <text:p><text:span text:style-name="T5">To EK2</text:span></text:p>
          </draw:text-box>
        </draw:frame>
        <draw:frame draw:style-name="gr8" draw:text-style-name="P4" draw:layer="layout" svg:width="3.643cm" svg:height="2.384cm" svg:x="23.9cm" svg:y="11.1cm">
          <draw:text-box>
            <text:p><text:span text:style-name="T5">From</text:span><text:span text:style-name="T5"><text:line-break/></text:span><text:span text:style-name="T5">expansion</text:span></text:p>
            <text:p><text:span text:style-name="T5">board</text:span></text:p>
          </draw:text-box>
        </draw:frame>
        <draw:frame draw:style-name="gr4" draw:text-style-name="P2" draw:layer="layout" svg:width="2.428cm" svg:height="2.896cm" svg:x="9.326cm" svg:y="1.804cm">
          <draw:text-box>
            <text:p><text:span text:style-name="T2">EK1_SW</text:span></text:p>
            <text:p><text:span text:style-name="T2">EK1_CLK</text:span></text:p>
            <text:p><text:span text:style-name="T2">EK1_DT</text:span></text:p>
            <text:p><text:span text:style-name="T2">GND</text:span></text:p>
            <text:p><text:span text:style-name="T2">VCC</text:span></text:p>
          </draw:text-box>
        </draw:frame>
        <draw:line draw:style-name="gr5" draw:text-style-name="P1" draw:layer="layout" svg:x1="9.213cm" svg:y1="3.2cm" svg:x2="9.213cm" svg:y2="5cm">
          <text:p/>
        </draw:line>
        <draw:frame draw:style-name="gr7" draw:text-style-name="P4" draw:layer="layout" svg:width="2.64cm" svg:height="0.962cm" svg:x="11.826cm" svg:y="1.8cm">
          <draw:text-box>
            <text:p><text:span text:style-name="T5">To EK1</text:span></text:p>
          </draw:text-box>
        </draw:frame>
        <draw:frame draw:style-name="gr9" draw:text-style-name="P2" draw:layer="layout" svg:width="2.703cm" svg:height="2.896cm" svg:x="19.4cm" svg:y="14.3cm">
          <draw:text-box>
            <text:p><text:span text:style-name="T6">(SNZ)</text:span></text:p>
            <text:p><text:span text:style-name="T6">(unused)</text:span></text:p>
            <text:p><text:span text:style-name="T2">IR-DATA</text:span></text:p>
            <text:p><text:span text:style-name="T2">IR-GND</text:span></text:p>
            <text:p><text:span text:style-name="T2">IR-VCC</text:span></text:p>
          </draw:text-box>
        </draw:frame>
        <draw:frame draw:style-name="gr9" draw:text-style-name="P6" draw:layer="layout" svg:width="2.703cm" svg:height="2.896cm" svg:x="16.501cm" svg:y="14.3cm">
          <draw:text-box>
            <text:p text:style-name="P5"><text:span text:style-name="T6">(SNZ)</text:span></text:p>
            <text:p text:style-name="P5"><text:span text:style-name="T6">(unused)</text:span></text:p>
            <text:p text:style-name="P5"><text:span text:style-name="T6">(IR)</text:span></text:p>
            <text:p text:style-name="P5"><text:span text:style-name="T6">(GND)</text:span></text:p>
            <text:p text:style-name="P5"><text:span text:style-name="T6">(VCC)</text:span></text:p>
          </draw:text-box>
        </draw:frame>
        <draw:frame draw:style-name="gr10" draw:text-style-name="P4" draw:layer="layout" svg:width="2.7cm" svg:height="0.962cm" svg:x="19.4cm" svg:y="17.3cm">
          <draw:text-box>
            <text:p><text:span text:style-name="T5">To IR</text:span></text:p>
          </draw:text-box>
        </draw:frame>
        <draw:line draw:style-name="gr5" draw:text-style-name="P1" draw:layer="layout" svg:x1="19.485cm" svg:y1="14.3cm" svg:x2="19.485cm" svg:y2="12.146cm">
          <text:p/>
        </draw:line>
        <draw:line draw:style-name="gr5" draw:text-style-name="P1" draw:layer="layout" svg:x1="19.009cm" svg:y1="14.3cm" svg:x2="19.009cm" svg:y2="12.146cm">
          <text:p/>
        </draw:line>
        <draw:frame draw:style-name="gr11" draw:text-style-name="P4" draw:layer="layout" svg:width="2.763cm" svg:height="0.962cm" svg:x="16.5cm" svg:y="17.3cm">
          <draw:text-box>
            <text:p><text:span text:style-name="T5">unused</text:span></text:p>
          </draw:text-box>
        </draw:frame>
        <draw:frame draw:style-name="gr12" draw:text-style-name="P8" draw:layer="layout" svg:width="1.405cm" svg:height="2.896cm" svg:x="9.2cm" svg:y="14.3cm">
          <draw:text-box>
            <text:p text:style-name="P7"><text:span text:style-name="T6">BAT</text:span></text:p>
            <text:p text:style-name="P7"><text:span text:style-name="T6">32K</text:span></text:p>
            <text:p text:style-name="P7"><text:span text:style-name="T6">SQW</text:span></text:p>
            <text:p text:style-name="P7"><text:span text:style-name="T6">RST</text:span></text:p>
          </draw:text-box>
        </draw:frame>
        <draw:line draw:style-name="gr5" draw:text-style-name="P1" draw:layer="layout" svg:x1="10.41cm" svg:y1="14.3cm" svg:x2="10.4cm" svg:y2="13.2cm">
          <text:p/>
        </draw:line>
        <draw:frame draw:style-name="gr13" draw:text-style-name="P10" draw:layer="layout" svg:width="6.599cm" svg:height="0.962cm" svg:x="9.201cm" svg:y="17.3cm">
          <draw:text-box>
            <text:p text:style-name="P9"><text:span text:style-name="T5"><text:tab/></text:span><text:span text:style-name="T5"><text:tab/></text:span><text:span text:style-name="T5">RTC</text:span></text:p>
          </draw:text-box>
        </draw:frame>
        <draw:frame draw:style-name="gr12" draw:text-style-name="P12" draw:layer="layout" svg:width="1.405cm" svg:height="2.896cm" svg:x="14.401cm" svg:y="14.3cm">
          <draw:text-box>
            <text:p text:style-name="P11"><text:span text:style-name="T2">GND</text:span></text:p>
            <text:p text:style-name="P11"><text:span text:style-name="T2">VCC</text:span></text:p>
            <text:p text:style-name="P11"><text:span text:style-name="T2">SCL</text:span></text:p>
            <text:p text:style-name="P11"><text:span text:style-name="T2">SDA</text:span></text:p>
          </draw:text-box>
        </draw:frame>
        <draw:line draw:style-name="gr5" draw:text-style-name="P1" draw:layer="layout" svg:x1="10.41cm" svg:y1="14.301cm" svg:x2="11.6cm" svg:y2="13.2cm">
          <text:p/>
        </draw:line>
        <draw:line draw:style-name="gr5" draw:text-style-name="P1" draw:layer="layout" svg:x1="15.21cm" svg:y1="14.302cm" svg:x2="16.4cm" svg:y2="13.2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" style:font-pitch="fixed"/>
    <style:font-face style:name="Droid Sans Mono" svg:font-family="'Droid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nhard Bablok</meta:initial-creator>
    <meta:creation-date>2017-10-27T15:44:30.590638311</meta:creation-date>
    <dc:date>2017-10-27T16:42:51.544951923</dc:date>
    <dc:creator>Bernhard Bablok</dc:creator>
    <meta:editing-duration>PT7M17S</meta:editing-duration>
    <meta:editing-cycles>2</meta:editing-cycles>
    <meta:generator>LibreOffice/5.2.5.1$Linux_X86_64 LibreOffice_project/20m0$Build-1</meta:generator>
    <meta:document-statistic meta:object-count="23"/>
  </office:meta>
</office:document-meta>
</file>